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office:font-face-decls>
  <office:automatic-styles>
    <style:style style:name="P1" style:parent-style-name="Heading1" style:master-page-name="MP0" style:family="paragraph">
      <style:paragraph-properties fo:break-before="page" fo:margin-top="0.2236in" fo:margin-bottom="0.2236in" fo:line-height="2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2" style:parent-style-name="Heading2" style:family="paragraph">
      <style:paragraph-properties fo:margin-top="0.2076in" fo:margin-bottom="0.2076in" fo:line-height="2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3" style:parent-style-name="Normal" style:family="paragraph">
      <style:paragraph-properties fo:margin-top="0.1666in" fo:margin-bottom="0.1666in" fo:line-height="200%"/>
      <style:text-properties style:font-name="Times New Roman" style:font-name-asian="Times New Roman" style:font-name-complex="Times New Roman"/>
    </style:style>
    <style:style style:name="P4" style:parent-style-name="Heading2" style:family="paragraph">
      <style:paragraph-properties fo:margin-top="0.2076in" fo:margin-bottom="0.2076in" fo:line-height="2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5" style:parent-style-name="Normal" style:family="paragraph">
      <style:paragraph-properties fo:margin-top="0.1666in" fo:margin-bottom="0.1666in" fo:line-height="200%"/>
      <style:text-properties style:font-name="Times New Roman" style:font-name-asian="Times New Roman" style:font-name-complex="Times New Roman"/>
    </style:style>
    <style:style style:name="P6" style:parent-style-name="Heading2" style:family="paragraph">
      <style:paragraph-properties fo:margin-top="0.2076in" fo:margin-bottom="0.2076in" fo:line-height="2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7" style:parent-style-name="Normal" style:family="paragraph">
      <style:paragraph-properties fo:margin-top="0.1666in" fo:margin-bottom="0.1666in" fo:line-height="200%"/>
      <style:text-properties style:font-name="Times New Roman" style:font-name-asian="Times New Roman" style:font-name-complex="Times New Roman"/>
    </style:style>
    <style:style style:name="P8" style:parent-style-name="Heading2" style:family="paragraph">
      <style:paragraph-properties fo:margin-top="0.2076in" fo:margin-bottom="0.2076in" fo:line-height="2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9" style:parent-style-name="Heading3" style:family="paragraph">
      <style:paragraph-properties fo:margin-top="0.1951in" fo:margin-bottom="0.1951in" fo:line-height="2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0" style:parent-style-name="Normal" style:family="paragraph">
      <style:paragraph-properties fo:margin-top="0.1666in" fo:margin-bottom="0.1666in" fo:line-height="200%"/>
      <style:text-properties style:font-name="Times New Roman" style:font-name-asian="Times New Roman" style:font-name-complex="Times New Roman"/>
    </style:style>
    <style:style style:name="P11" style:parent-style-name="Heading3" style:family="paragraph">
      <style:paragraph-properties fo:margin-top="0.1951in" fo:margin-bottom="0.1951in" fo:line-height="2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2" style:parent-style-name="Normal" style:family="paragraph">
      <style:paragraph-properties fo:margin-top="0.1666in" fo:margin-bottom="0.1666in" fo:line-height="200%"/>
      <style:text-properties style:font-name="Times New Roman" style:font-name-asian="Times New Roman" style:font-name-complex="Times New Roman"/>
    </style:style>
    <style:style style:name="P13" style:parent-style-name="Heading3" style:family="paragraph">
      <style:paragraph-properties fo:margin-top="0.1951in" fo:margin-bottom="0.1951in" fo:line-height="2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4" style:parent-style-name="Normal" style:family="paragraph">
      <style:paragraph-properties fo:margin-top="0.1666in" fo:margin-bottom="0.1666in" fo:line-height="200%"/>
      <style:text-properties style:font-name="Times New Roman" style:font-name-asian="Times New Roman" style:font-name-complex="Times New Roman"/>
    </style:style>
    <style:style style:name="P15" style:parent-style-name="Heading3" style:family="paragraph">
      <style:paragraph-properties fo:margin-top="0.1951in" fo:margin-bottom="0.1951in" fo:line-height="2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6" style:parent-style-name="Normal" style:family="paragraph">
      <style:paragraph-properties fo:margin-top="0.1666in" fo:margin-bottom="0.1666in" fo:line-height="200%"/>
      <style:text-properties style:font-name="Times New Roman" style:font-name-asian="Times New Roman" style:font-name-complex="Times New Roman"/>
    </style:style>
    <style:style style:name="P17" style:parent-style-name="Heading3" style:family="paragraph">
      <style:paragraph-properties fo:margin-top="0.1951in" fo:margin-bottom="0.1951in" fo:line-height="2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18" style:parent-style-name="Normal" style:family="paragraph">
      <style:paragraph-properties fo:margin-top="0.1666in" fo:margin-bottom="0.1666in" fo:line-height="200%"/>
      <style:text-properties style:font-name="Times New Roman" style:font-name-asian="Times New Roman" style:font-name-complex="Times New Roman"/>
    </style:style>
    <style:style style:name="P19" style:parent-style-name="Heading2" style:family="paragraph">
      <style:paragraph-properties fo:margin-top="0.2076in" fo:margin-bottom="0.2076in" fo:line-height="2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20" style:parent-style-name="Normal" style:family="paragraph">
      <style:paragraph-properties fo:margin-top="0.1666in" fo:margin-bottom="0.1666in" fo:line-height="200%"/>
      <style:text-properties style:font-name="Times New Roman" style:font-name-asian="Times New Roman" style:font-name-complex="Times New Roman"/>
    </style:style>
    <style:style style:name="P21" style:parent-style-name="Heading2" style:family="paragraph">
      <style:paragraph-properties fo:margin-top="0.2076in" fo:margin-bottom="0.2076in" fo:line-height="200%"/>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22" style:parent-style-name="Normal" style:family="paragraph">
      <style:paragraph-properties fo:margin-top="0.1666in" fo:margin-bottom="0.1666in" fo:line-height="200%"/>
      <style:text-properties style:font-name="Times New Roman" style:font-name-asian="Times New Roman" style:font-name-complex="Times New Roman"/>
    </style:style>
    <style:style style:name="P23" style:parent-style-name="Normal" style:family="paragraph">
      <style:paragraph-properties fo:line-height="200%"/>
      <style:text-properties style:font-name="Times New Roman" style:font-name-asian="Times New Roman" style:font-name-complex="Times New Roman"/>
    </style:style>
  </office:automatic-styles>
  <office:body>
    <office:text text:use-soft-page-breaks="true">
      <text:h text:style-name="P1" text:outline-level="1">Documenting Solution Requirements for Validation and Approval</text:h>
      <text:h text:style-name="P2" text:outline-level="2">Introduction</text:h>
      <text:p text:style-name="P3">The business intelligence landscape is shaped by robust methodologies that streamline the understanding, communication, and resolution of challenges. The video series provided a comprehensive overview of how models in business intelligence can be utilized to translate requirements into actionable solutions. This paper outlines a structured approach to documenting a solution for validation and approval, as guided by the insights from the series.</text:p>
      <text:h text:style-name="P4" text:outline-level="2">Analyzing Requirements</text:h>
      <text:p text:style-name="P5">Effective requirement analysis is the foundation of any successful project. The video series emphasized the importance of clear, structured, and well-understood requirements. Requirements must be documented in a way that avoids ambiguity and misinterpretation. Techniques such as stakeholder interviews, surveys, and workshops are crucial for gathering comprehensive requirements. Ensuring all stakeholders have a common understanding of these requirements sets the stage for successful project outcomes.</text:p>
      <text:h text:style-name="P6" text:outline-level="2">Prioritizing Requirements</text:h>
      <text:p text:style-name="P7">Not all requirements hold equal weight in a project. Prioritizing requirements ensures that critical aspects of the project are addressed first, facilitating smoother progress and more efficient resource allocation. Prioritization can be achieved through techniques such as MoSCoW (Must have, Should have, Could have, and Won't have) analysis, which helps categorize requirements based on their importance and urgency.</text:p>
      <text:h text:style-name="P8" text:outline-level="2">Modeling Scope, Processes, Rules, Data, and Interface</text:h>
      <text:h text:style-name="P9" text:outline-level="3">Scope Models</text:h>
      <text:p text:style-name="P10">Scope models define the boundaries of a project. Utilizing scope models like context diagrams and use case diagrams helps clarify what is included and excluded in the project. These models are essential for preventing scope creep and ensuring that all stakeholders have a clear understanding of the project limits.</text:p>
      <text:h text:style-name="P11" text:outline-level="3">Process Models</text:h>
      <text:p text:style-name="P12">Process models, such as flowcharts and Business Process Model and Notation (BPMN), provide a visual representation of the workflow and processes within a project. These models help identify inefficiencies and opportunities for optimization. By mapping out each step, stakeholders can better understand how processes interact and where improvements can be made.</text:p>
      <text:h text:style-name="P13" text:outline-level="3">Rules Models</text:h>
      <text:p text:style-name="P14">Rules models capture the business rules that govern project operations. Decision tables and decision trees are effective tools for documenting these rules. They ensure that all scenarios are considered and that the project adheres to the necessary regulations and standards.</text:p>
      <text:h text:style-name="P15" text:outline-level="3">Data Models</text:h>
      <text:p text:style-name="P16">Data models define how data is structured and managed within the project. Entity-Relationship Diagrams (ERDs) and data flow diagrams are crucial for illustrating data relationships and flow. These models help ensure data integrity and facilitate efficient data management.</text:p>
      <text:h text:style-name="P17" text:outline-level="3">Interface Models</text:h>
      <text:p text:style-name="P18">Interface models describe how users will interact with the system. Wireframes and mockups are useful for visualizing the user interface and improving user experience. These models help stakeholders understand how the system will look and function, facilitating feedback and iterative improvement.</text:p>
      <text:h text:style-name="P19" text:outline-level="2">Documenting and Validating Solution Requirements</text:h>
      <text:p text:style-name="P20">Documenting solution requirements involves creating detailed and structured documentation that encapsulates all aspects of the project. This documentation should be clear, concise, and accessible to all stakeholders. Validation and verification processes, including peer reviews and stakeholder walkthroughs, are essential for ensuring the accuracy and completeness of the requirements. Approval from key stakeholders is crucial before proceeding with the implementation phase.</text:p>
      <text:h text:style-name="P21" text:outline-level="2">Conclusion</text:h>
      <text:p text:style-name="P22">The video series provided invaluable insights into the effective documentation and modeling of business intelligence solutions. By following a structured approach to requirement analysis, prioritization, and modeling, organizations can ensure their projects are well-defined, understood, and poised for success. The techniques outlined in this paper serve as a guide for transforming complex requirements into clear, actionable solutions that can be validated, verified, and approved with confidence.</text:p>
      <text:p text:style-name="P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5in">
        <style:background-fill draw:fill="solid"/>
      </style:paragraph-properties>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hafia manzoor</meta:initial-creator>
    <dc:creator>shafia manzoor</dc:creator>
    <meta:creation-date>2024-07-27T17:51:00Z</meta:creation-date>
    <dc:date>2024-07-27T17:51:00Z</dc:date>
    <meta:template xlink:href="Normal.dotm" xlink:type="simple"/>
    <meta:editing-cycles>1</meta:editing-cycles>
    <meta:editing-duration>PT0S</meta:editing-duration>
    <meta:document-statistic meta:page-count="1" meta:paragraph-count="8" meta:word-count="624" meta:character-count="4174" meta:row-count="29" meta:non-whitespace-character-count="3558"/>
  </office:meta>
</office:document-meta>
</file>